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fill-color="#ffffff" fo:min-height="0.713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Albany AMT'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053cm" svg:height="0.799cm" svg:x="5.23cm" svg:y="8.483cm">
          <text:p/>
        </draw:rect>
        <draw:rect draw:style-name="gr1" draw:text-style-name="P1" draw:layer="layout" svg:width="11.087cm" svg:height="0.985cm" svg:x="5.246cm" svg:y="6.811cm">
          <text:p/>
        </draw:rect>
        <draw:rect draw:style-name="gr1" draw:text-style-name="P1" draw:layer="layout" svg:width="11.154cm" svg:height="0.972cm" svg:x="5.213cm" svg:y="5.043cm">
          <text:p/>
        </draw:rect>
        <draw:g>
          <draw:rect draw:style-name="gr2" draw:text-style-name="P1" draw:layer="layout" svg:width="4.397cm" svg:height="0.679cm" svg:x="8.009cm" svg:y="5.19cm">
            <text:p/>
          </draw:rect>
          <draw:frame draw:style-name="gr3" draw:text-style-name="P2" draw:layer="layout" svg:width="12.868cm" svg:height="0.963cm" svg:x="6.824cm" svg:y="5.227cm">
            <draw:text-box>
              <text:p text:style-name="P2"><text:span text:style-name="T1">succ( <text:s/>add(succ(0), succ(succ(0)) <text:s/>) </text:span></text:p>
            </draw:text-box>
          </draw:frame>
          <draw:rect draw:style-name="gr4" draw:text-style-name="P1" draw:layer="layout" svg:width="5.847cm" svg:height="0.436cm" svg:x="6.902cm" svg:y="5.334cm">
            <text:p/>
          </draw:rect>
        </draw:g>
        <draw:rect draw:style-name="gr2" draw:text-style-name="P1" draw:layer="layout" svg:width="3.512cm" svg:height="0.654cm" svg:x="8.88cm" svg:y="7.029cm">
          <text:p/>
        </draw:rect>
        <draw:frame draw:style-name="gr3" draw:text-style-name="P2" draw:layer="layout" svg:width="11.557cm" svg:height="0.963cm" svg:x="6.707cm" svg:y="7.016cm">
          <draw:text-box>
            <text:p text:style-name="P2"><text:span text:style-name="T1">succ( succ( <text:s/>add(0, succ(succ(0))) <text:s/>) )</text:span></text:p>
          </draw:text-box>
        </draw:frame>
        <draw:frame draw:style-name="gr3" draw:text-style-name="P2" draw:layer="layout" svg:width="8.603cm" svg:height="0.963cm" svg:x="7.826cm" svg:y="8.539cm">
          <draw:text-box>
            <text:p text:style-name="P2"><text:span text:style-name="T1">succ(succ( succ(succ(0)) ))</text:span></text:p>
          </draw:text-box>
        </draw:frame>
        <draw:frame draw:style-name="gr5" draw:text-style-name="P3" draw:layer="layout" svg:width="1.476cm" svg:height="0.645cm" svg:x="15.12cm" svg:y="4.434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476cm" svg:height="0.645cm" svg:x="15.059cm" svg:y="6.156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476cm" svg:height="0.645cm" svg:x="15.07cm" svg:y="7.843cm">
          <draw:text-box>
            <text:p text:style-name="P2"><text:span text:style-name="T1">[add1]</text:span></text:p>
          </draw:text-box>
        </draw:frame>
        <draw:rect draw:style-name="gr6" draw:text-style-name="P4" draw:layer="layout" svg:width="11.188cm" svg:height="0.879cm" svg:x="5.177cm" svg:y="3.469cm">
          <text:p/>
        </draw:rect>
        <draw:line draw:style-name="gr7" draw:text-style-name="P1" draw:layer="layout" svg:x1="8.434cm" svg:y1="5.819cm" svg:x2="8.434cm" svg:y2="7.142cm">
          <text:p/>
        </draw:line>
        <draw:line draw:style-name="gr7" draw:text-style-name="P1" draw:layer="layout" svg:x1="10.87cm" svg:y1="7.67cm" svg:x2="10.87cm" svg:y2="8.637cm">
          <text:p/>
        </draw:line>
        <draw:rect draw:style-name="gr8" draw:text-style-name="P6" draw:layer="layout" svg:width="6.612cm" svg:height="0.571cm" svg:x="7.289cm" svg:y="3.613cm">
          <text:p text:style-name="P5"><text:span text:style-name="T2">add(succ(succ(0)), succ(succ(0)))</text:span></text:p>
        </draw:rect>
        <draw:line draw:style-name="gr7" draw:text-style-name="P1" draw:layer="layout" svg:x1="7.666cm" svg:y1="4.201cm" svg:x2="7.666cm" svg:y2="5.312cm">
          <text:p/>
        </draw:line>
        <draw:rect draw:style-name="gr4" draw:text-style-name="P1" draw:layer="layout" svg:width="4.751cm" svg:height="0.412cm" svg:x="7.883cm" svg:y="7.107cm">
          <text:p/>
        </draw:rect>
        <draw:rect draw:style-name="gr4" draw:text-style-name="P1" draw:layer="layout" svg:width="2.245cm" svg:height="0.417cm" svg:x="9.785cm" svg:y="8.63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10-01T16:25:37</dc:date>
    <dc:language>en-US</dc:language>
    <meta:editing-cycles>9</meta:editing-cycles>
    <meta:editing-duration>P1DT13H47M25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